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officeooo:rsid="001b2378" officeooo:paragraph-rsid="001b2378"/>
    </style:style>
    <style:style style:name="P3" style:family="paragraph" style:parent-style-name="Standard">
      <style:paragraph-properties fo:margin-top="0in" fo:margin-bottom="0in" loext:contextual-spacing="false"/>
      <style:text-properties officeooo:rsid="001b2378" officeooo:paragraph-rsid="001b2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orch源码分析与总结</text:p>
      <text:p text:style-name="Standard">分如下几个部分展开对pytorch源码分析</text:p>
      <text:p text:style-name="Standard"/>
      <text:p text:style-name="P2">1.1 创建model</text:p>
      <text:p text:style-name="P3"><text:tab/></text:p>
      <text:p text:style-name="P2">1.2 创建tensor</text:p>
      <text:p text:style-name="P2">1.3 创建loss函数criterion</text:p>
      <text:p text:style-name="P2">1.4 创建优化器optimizer</text:p>
      <text:p text:style-name="P2"/>
      <text:p text:style-name="P2"/>
      <text:p text:style-name="P2">2.1 调用optimizer.zero_grad()</text:p>
      <text:p text:style-name="P2">2.2 调用ouputs = model(inputs)</text:p>
      <text:p text:style-name="P2">2.3 调用loss = criterion(outputs, labels)</text:p>
      <text:p text:style-name="P2">2.4 调用loss.backward()</text:p>
      <text:p text:style-name="P2">2.5 调用optimizer.ste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1:28:41.714713006</meta:creation-date>
    <dc:date>2018-11-19T23:21:52.200269621</dc:date>
    <meta:editing-duration>PT1H30M55S</meta:editing-duration>
    <meta:editing-cycles>1</meta:editing-cycles>
    <meta:document-statistic meta:table-count="0" meta:image-count="0" meta:object-count="0" meta:page-count="1" meta:paragraph-count="12" meta:word-count="70" meta:character-count="235" meta:non-whitespace-character-count="220"/>
    <meta:generator>LibreOffice/5.1.6.2$Linux_X86_64 LibreOffice_project/10m0$Build-2</meta:generator>
  </office:meta>
</office:document-meta>
</file>